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49:55.094657223</meta:creation-date>
    <dc:date>2017-11-12T16:51:37.397271968</dc:date>
    <meta:editing-duration>PT1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 LibreOffice_project/10m0$Build-2</meta:generator>
  </office:meta>
</office:document-meta>
</file>